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byssinica SIL" svg:font-family="'Abyssinica SIL'" style:font-pitch="variable"/>
    <style:font-face style:name="Lohit Gujarati" svg:font-family="'Lohit Gujar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text-properties officeooo:rsid="00048186" officeooo:paragraph-rsid="00048186"/>
    </style:style>
    <style:style style:name="P3" style:family="paragraph" style:parent-style-name="Text_20_body">
      <style:paragraph-properties fo:text-align="center" style:justify-single-word="false"/>
      <style:text-properties style:font-name="Abyssinica SIL" fo:font-size="15pt" officeooo:rsid="00048186" officeooo:paragraph-rsid="00048186" style:font-size-asian="15pt" style:font-size-complex="15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tbot deployment with IBM Cloud Watson Assistant</text:p>
      <text:p text:style-name="Text_20_body"/>
      <text:p text:style-name="P2">phase -2 innovation</text:p>
      <text:p text:style-name="Text_20_body"/>
      <text:p text:style-name="Text_20_body"/>
      <text:p text:style-name="Text_20_body">Deploying chatbots with innovation involves incorporating new technologies, strategies, and approaches to enhance their functionality, effectiveness, and user experience. Here are some innovative deployment ideas for chatbots:</text:p>
      <text:list xml:id="list339143384" text:style-name="L1">
        <text:list-item>
          <text:p text:style-name="P1"><text:span text:style-name="Strong_20_Emphasis">Multi-Platform Integration:</text:span> Instead of limiting your chatbot to a single platform, deploy it across multiple channels simultaneously. This includes websites, mobile apps, social media platforms, messaging apps (e.g., WhatsApp, Facebook Messenger), and even voice interfaces like Amazon Alexa and Google Assistant. This widens your chatbot's reach and ensures a consistent user experience.</text:p>
        </text:list-item>
        <text:list-item>
          <text:p text:style-name="P1"><text:span text:style-name="Strong_20_Emphasis">AI-Powered Personalization:</text:span> Implement advanced machine learning and AI algorithms to personalize interactions with users. The chatbot can analyze user behavior, preferences, and past interactions to provide tailored recommendations, product suggestions, or content.</text:p>
        </text:list-item>
        <text:list-item>
          <text:p text:style-name="P1"><text:span text:style-name="Strong_20_Emphasis">Voice and Visual Recognition:</text:span> Combine chatbots with voice and visual recognition technologies to enable more natural and intuitive interactions. Users can speak or show images to the chatbot, enhancing accessibility and usability.</text:p>
        </text:list-item>
        <text:list-item>
          <text:p text:style-name="P1"><text:span text:style-name="Strong_20_Emphasis">Emotion Recognition:</text:span> Integrate emotion recognition capabilities into your chatbot to gauge user sentiment during conversations. This can help the bot adapt its responses based on the user's emotional state, offering empathy and support when needed.</text:p>
        </text:list-item>
        <text:list-item>
          <text:p text:style-name="P1"><text:span text:style-name="Strong_20_Emphasis">AR and VR Integration:</text:span> In gaming, retail, or educational applications, consider deploying chatbots within augmented reality (AR) or virtual reality (VR) environments. Users can have immersive interactions with the chatbot in a 3D space.</text:p>
        </text:list-item>
        <text:list-item>
          <text:p text:style-name="P1"><text:span text:style-name="Strong_20_Emphasis">Blockchain-Backed Security:</text:span> If your chatbot handles sensitive information, consider using blockchain technology for enhanced security and data integrity. This can build trust with users who are concerned about privacy and data protection.</text:p>
        </text:list-item>
        <text:list-item>
          <text:p text:style-name="P1"><text:span text:style-name="Strong_20_Emphasis">Chatbot Ecosystems:</text:span> Create a chatbot ecosystem where multiple chatbots with specialized functions work together seamlessly. For example, one chatbot could handle customer support inquiries, while another manages product recommendations, and they can communicate and share information to provide a holistic user experience.</text:p>
        </text:list-item>
        <text:list-item>
          <text:p text:style-name="P1"><text:span text:style-name="Strong_20_Emphasis">Sentiment Analysis and Feedback Loop:</text:span> Implement real-time sentiment analysis to gauge user satisfaction during interactions. If the user expresses dissatisfaction, the chatbot can initiate a feedback loop to gather more information and improve the user experience.</text:p>
        </text:list-item>
        <text:list-item>
          <text:p text:style-name="P1"><text:span text:style-name="Strong_20_Emphasis">Continuous Learning and Self-Improvement:</text:span> Equip your chatbot with continuous learning capabilities. It should analyze user interactions, identify areas for improvement, and autonomously adapt its responses and capabilities over time.</text:p>
        </text:list-item>
        <text:list-item>
          <text:p text:style-name="P1"><text:soft-page-break/><text:span text:style-name="Strong_20_Emphasis">Human-AI Collaboration:</text:span> Explore ways to deploy chatbots as collaborative tools for human workers. These chatbots can assist employees by automating repetitive tasks, offering suggestions, and providing real-time data analysis.</text:p>
        </text:list-item>
        <text:list-item>
          <text:p text:style-name="P1"><text:span text:style-name="Strong_20_Emphasis">Ethical Considerations:</text:span> Ensure ethical deployment of chatbots by addressing issues such as bias, transparency, and data privacy. Innovate in the realm of ethical AI to build trust with users.</text:p>
        </text:list-item>
        <text:list-item>
          <text:p text:style-name="P1"><text:span text:style-name="Strong_20_Emphasis">Gamification Elements:</text:span> Integrate gamification elements into your chatbot to make interactions more engaging. Users can earn rewards, badges, or points for completing tasks or achieving specific goals through the chatbot.</text:p>
        </text:list-item>
      </text:list>
      <text:p text:style-name="Text_20_body">Innovative chatbot deployment goes beyond simple rule-based responses and embraces advanced technologies to create more intuitive, personalized, and secure interactions for users across various platforms and industri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byssinica SIL" svg:font-family="'Abyssinica SIL'" style:font-pitch="variable"/>
    <style:font-face style:name="Lohit Gujarati" svg:font-family="'Lohit Gujar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0T15:16:34.663727231</meta:creation-date>
    <dc:date>2023-10-10T15:20:37.215232947</dc:date>
    <meta:editing-duration>PT4M3S</meta:editing-duration>
    <meta:editing-cycles>1</meta:editing-cycles>
    <meta:document-statistic meta:table-count="0" meta:image-count="0" meta:object-count="0" meta:page-count="2" meta:paragraph-count="16" meta:word-count="488" meta:character-count="3602" meta:non-whitespace-character-count="3142"/>
    <meta:generator>LibreOffice/6.4.7.2$Linux_X86_64 LibreOffice_project/40$Build-2</meta:generator>
  </office:meta>
</office:document-meta>
</file>